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START</text:p>
          </table:table-cell>
          <table:table-cell table:number-columns-repeated="3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0:18:26.254672253</meta:creation-date>
    <dc:date>2018-01-09T10:35:28.360147137</dc:date>
    <meta:editing-duration>PT6M52S</meta:editing-duration>
    <meta:editing-cycles>1</meta:editing-cycles>
    <meta:document-statistic meta:table-count="1" meta:cell-count="175" meta:object-count="0"/>
    <meta:generator>LibreOffice/5.4.2.2$Linux_X86_64 LibreOffice_project/40m0$Build-2</meta:generator>
  </office:meta>
</office:document-meta>
</file>